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20">
      <style:paragraph-properties fo:line-height="100%" fo:text-align="left" style:tab-stop-distance="0.5in" fo:margin-left="0.3125in" fo:margin-right="0in" fo:text-indent="-0.3125in" fo:margin-top="0.11111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drawing-page" style:name="a627">
      <style:drawing-page-properties draw:fill="bitmap" draw:fill-image-name="a6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4444in" style:font-size-asian="0.44444in" style:font-size-complex="0.44444in" fo:letter-spacing="0in" fo:language="it" fo:country="IT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1667in" style:font-size-asian="0.41667in" style:font-size-complex="0.41667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80%" fo:text-align="left" style:tab-stop-distance="0.5in" fo:margin-left="0.3125in" fo:margin-right="0in" fo:text-indent="-0.3125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6111in" style:font-size-asian="0.36111in" style:font-size-complex="0.36111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6111in" style:font-size-asian="0.36111in" style:font-size-complex="0.36111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4722in" style:font-size-asian="0.34722in" style:font-size-complex="0.34722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80%" fo:text-align="left" style:tab-stop-distance="0.5in" fo:margin-left="0.8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80%" fo:text-align="left" style:tab-stop-distance="0.5in" fo:margin-left="0.25in" fo:margin-right="0in" fo:text-indent="-0.3125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4722in" style:font-size-asian="0.34722in" style:font-size-complex="0.34722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80%" fo:text-align="left" style:tab-stop-distance="0.5in" fo:margin-left="0.25in" fo:margin-right="0in" fo:text-indent="-0.3125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4722in" style:font-size-asian="0.34722in" style:font-size-complex="0.34722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80%" fo:text-align="left" style:tab-stop-distance="0.5in" fo:margin-left="0.25in" fo:margin-right="0in" fo:text-indent="-0.3125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4">
      <style:drawing-page-properties draw:fill="bitmap" draw:fill-image-name="a55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6667in" style:font-size-asian="0.66667in" style:font-size-complex="0.66667in" fo:letter-spacing="0in" fo:language="de" fo:country="DE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6667in" style:font-size-asian="0.66667in" style:font-size-complex="0.66667in" fo:letter-spacing="0in" fo:language="de" fo:country="DE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6667in" style:font-size-asian="0.66667in" style:font-size-complex="0.66667in" fo:letter-spacing="0in" fo:language="it" fo:country="IT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1667in" style:font-size-asian="0.41667in" style:font-size-complex="0.41667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80%" fo:text-align="left" style:tab-stop-distance="0.5in" fo:margin-left="0.25in" fo:margin-right="0in" fo:text-indent="-0.3125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1667in" style:font-size-asian="0.41667in" style:font-size-complex="0.41667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80%" fo:text-align="left" style:tab-stop-distance="0.5in" fo:margin-left="0.25in" fo:margin-right="0in" fo:text-indent="-0.3125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6111in" style:font-size-asian="0.36111in" style:font-size-complex="0.36111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80%" fo:text-align="left" style:tab-stop-distance="0.5in" fo:margin-left="0.8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0556in" style:font-size-asian="0.30556in" style:font-size-complex="0.30556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0556in" style:font-size-asian="0.30556in" style:font-size-complex="0.30556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6111in" style:font-size-asian="0.36111in" style:font-size-complex="0.36111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80%" fo:text-align="left" style:tab-stop-distance="0.5in" fo:margin-left="1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80%" fo:text-align="left" style:tab-stop-distance="0.5in" fo:margin-left="0.8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0556in" style:font-size-asian="0.30556in" style:font-size-complex="0.30556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0556in" style:font-size-asian="0.30556in" style:font-size-complex="0.30556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0556in" style:font-size-asian="0.30556in" style:font-size-complex="0.30556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0556in" style:font-size-asian="0.30556in" style:font-size-complex="0.30556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4722in" style:font-size-asian="0.34722in" style:font-size-complex="0.34722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80%" fo:text-align="left" style:tab-stop-distance="0.5in" fo:margin-left="1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80%" fo:text-align="left" style:tab-stop-distance="0.5in" fo:margin-left="1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80%" fo:text-align="left" style:tab-stop-distance="0.5in" fo:margin-left="0.25in" fo:margin-right="0in" fo:text-indent="-0.3125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4722in" style:font-size-asian="0.34722in" style:font-size-complex="0.34722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4722in" style:font-size-asian="0.34722in" style:font-size-complex="0.34722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4722in" style:font-size-asian="0.34722in" style:font-size-complex="0.34722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80%" fo:text-align="left" style:tab-stop-distance="0.5in" fo:margin-left="0.25in" fo:margin-right="0in" fo:text-indent="-0.3125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9167in" style:font-size-asian="0.29167in" style:font-size-complex="0.29167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9167in" style:font-size-asian="0.29167in" style:font-size-complex="0.29167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4722in" style:font-size-asian="0.34722in" style:font-size-complex="0.34722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9167in" style:font-size-asian="0.29167in" style:font-size-complex="0.29167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9167in" style:font-size-asian="0.29167in" style:font-size-complex="0.29167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9167in" style:font-size-asian="0.29167in" style:font-size-complex="0.29167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6111in" style:font-size-asian="0.36111in" style:font-size-complex="0.36111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80%" fo:text-align="left" style:tab-stop-distance="0.5in" fo:margin-left="0.75in" fo:margin-right="0in" fo:text-indent="-0.1875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bitmap" draw:fill-image-name="a56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4444in" style:font-size-asian="0.44444in" style:font-size-complex="0.44444in" fo:letter-spacing="0in" fo:language="de" fo:country="DE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6111in" style:font-size-asian="0.36111in" style:font-size-complex="0.36111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80%" fo:text-align="left" style:tab-stop-distance="0.5in" fo:margin-left="0.75in" fo:margin-right="0in" fo:text-indent="-0.1875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6111in" style:font-size-asian="0.36111in" style:font-size-complex="0.36111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80%" fo:text-align="left" style:tab-stop-distance="0.5in" fo:margin-left="0.75in" fo:margin-right="0in" fo:text-indent="-0.1875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6111in" style:font-size-asian="0.36111in" style:font-size-complex="0.36111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drawing-page" style:name="a613">
      <style:drawing-page-properties draw:fill="bitmap" draw:fill-image-name="a61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4444in" style:font-size-asian="0.44444in" style:font-size-complex="0.44444in" fo:letter-spacing="0in" fo:language="de" fo:country="DE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4444in" style:font-size-asian="0.44444in" style:font-size-complex="0.44444in" fo:letter-spacing="0in" fo:language="it" fo:country="IT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80%" fo:text-align="left" style:tab-stop-distance="0.5in" fo:margin-left="0.25in" fo:margin-right="0in" fo:text-indent="-0.3125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4722in" style:font-size-asian="0.34722in" style:font-size-complex="0.34722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4444in" style:font-size-asian="0.44444in" style:font-size-complex="0.44444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80%" fo:text-align="left" style:tab-stop-distance="0.5in" fo:margin-left="0.25in" fo:margin-right="0in" fo:text-indent="-0.3125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4444in" style:font-size-asian="0.44444in" style:font-size-complex="0.44444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4722in" style:font-size-asian="0.34722in" style:font-size-complex="0.34722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8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4444in" style:font-size-asian="0.44444in" style:font-size-complex="0.44444in" fo:letter-spacing="0in" fo:language="it" fo:country="IT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4444in" style:font-size-asian="0.44444in" style:font-size-complex="0.44444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5in" fo:margin-left="0.3125in" fo:margin-right="0in" fo:text-indent="-0.3125in" fo:margin-top="0.11111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80%" fo:text-align="left" style:tab-stop-distance="0.5in" fo:margin-left="0.75in" fo:margin-right="0in" fo:text-indent="-0.1875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8">
      <style:drawing-page-properties draw:fill="bitmap" draw:fill-image-name="a57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4444in" style:font-size-asian="0.44444in" style:font-size-complex="0.44444in" fo:letter-spacing="0in" fo:language="de" fo:country="DE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bitmap" draw:fill-image-name="a65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67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0.312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0.812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2.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2.875in" text:min-label-width="0.3125in"/>
        <style:text-properties fo:color="#ffffff"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0.312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0.812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2.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2.875in" text:min-label-width="0.3125in"/>
        <style:text-properties fo:color="#ffffff" fo:font-family="Arial" fo:font-size="100%"/>
      </text:list-level-style-bullet>
    </text:list-style>
    <text:list-style style:name="a67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0.312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0.812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2.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2.875in" text:min-label-width="0.3125in"/>
        <style:text-properties fo:color="#ffffff" fo:font-family="Arial" fo:font-size="100%"/>
      </text:list-level-style-bullet>
    </text:list-style>
    <text:list-style style:name="a63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0.312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0.812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2.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2.875in" text:min-label-width="0.3125in"/>
        <style:text-properties fo:color="#ffffff" fo:font-family="Arial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0.312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0.812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2.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2.875in" text:min-label-width="0.3125in"/>
        <style:text-properties fo:color="#ffffff" fo:font-family="Arial" fo:font-size="100%"/>
      </text:list-level-style-bullet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62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0.312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0.812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2.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2.875in" text:min-label-width="0.3125in"/>
        <style:text-properties fo:color="#ffffff" fo:font-family="Arial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0.312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0.812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2.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2.875in" text:min-label-width="0.3125in"/>
        <style:text-properties fo:color="#ffffff" fo:font-family="Arial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0.187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0.562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1.0625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1.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2.1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2.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3.125in" text:min-label-width="0.1875in"/>
        <style:text-properties fo:color="#ffffff" fo:font-family="Arial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0.187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0.562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1.0625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1.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2.1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2.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3.125in" text:min-label-width="0.1875in"/>
        <style:text-properties fo:color="#ffffff" fo:font-family="Arial" fo:font-size="100%"/>
      </text:list-level-style-bullet>
    </text:list-style>
    <text:list-style style:name="a60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0.312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0.812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2.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2.875in" text:min-label-width="0.3125in"/>
        <style:text-properties fo:color="#ffffff" fo:font-family="Arial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0.187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0.562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1.0625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1.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2.1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2.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3.125in" text:min-label-width="0.1875in"/>
        <style:text-properties fo:color="#ffffff" fo:font-family="Arial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0.312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0.812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2.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2.875in" text:min-label-width="0.3125in"/>
        <style:text-properties fo:color="#ffffff" fo:font-family="Arial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0.187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0.562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1.0625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1.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2.1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2.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3.125in" text:min-label-width="0.1875in"/>
        <style:text-properties fo:color="#ffffff" fo:font-family="Arial" fo:font-size="100%"/>
      </text:list-level-style-bullet>
    </text:list-style>
  </office:automatic-styles>
  <office:body>
    <office:presentation>
      <draw:page draw:name="Slide1" draw:style-name="a554" draw:master-page-name="Master1-Layout1-title-Titelfolie" presentation:presentation-page-layout-name="Master1-PPL1" draw:id="Slide-256">
        <draw:frame draw:id="id101" presentation:style-name="a559" draw:name="Titel 1" svg:x="1.91493in" svg:y="0.66667in" svg:width="9.48843in" svg:height="3.5in" presentation:class="title" presentation:placeholder="false">
          <draw:text-box>
            <text:p text:style-name="a558" text:class-names="" text:cond-style-name=""><text:span text:style-name="a555" text:class-names="">Application</text:span><text:span text:style-name="a556" text:class-names=""><text:s text:c="1"/>Server</text:span><text:span text:style-name="a557" text:class-names=""/></text:p>
          </draw:text-box>
          <svg:title/>
          <svg:desc/>
        </draw:frame>
        <draw:frame draw:id="id102" presentation:style-name="a566" draw:name="Untertitel 2" svg:x="1.91493in" svg:y="4.25in" svg:width="9.48843in" svg:height="2.08333in" presentation:class="subtitle" presentation:placeholder="false">
          <draw:text-box>
            <text:p text:style-name="a565" text:class-names="" text:cond-style-name=""><text:span text:style-name="a560" text:class-names="">b</text:span><text:span text:style-name="a561" text:class-names="">y</text:span><text:span text:style-name="a562" text:class-names=""><text:s text:c="1"/>Hannes<text:s text:c="1"/></text:span><text:span text:style-name="a563" text:class-names="">Ploner</text:span><text:span text:style-name="a564" text:class-names=""/></text:p>
          </draw:text-box>
          <svg:title/>
          <svg:desc/>
        </draw:frame>
      </draw:page>
      <draw:page draw:name="Slide2" draw:style-name="a568" draw:master-page-name="Master1-Layout2-obj-Titel-und-Inhalt" presentation:presentation-page-layout-name="Master1-PPL2" draw:id="Slide-257">
        <draw:frame draw:id="id103" presentation:style-name="a572" draw:name="Titel 1" svg:x="1.24826in" svg:y="0.66667in" svg:width="10.83333in" svg:height="2.08333in" presentation:class="title" presentation:placeholder="false">
          <draw:text-box>
            <text:p text:style-name="a571" text:class-names="" text:cond-style-name=""><text:span text:style-name="a569" text:class-names="">Allgemein</text:span><text:span text:style-name="a570" text:class-names=""/></text:p>
          </draw:text-box>
          <svg:title/>
          <svg:desc/>
        </draw:frame>
        <draw:frame draw:id="id104" presentation:style-name="a576" draw:name="Inhaltsplatzhalter 2" svg:x="1.24826in" svg:y="2.91667in" svg:width="10.83333in" svg:height="3.41667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Server in einem Netz, der Anwendungsprogramme ausführt</text:span></text:p>
              </text:list-item>
            </text:list>
          </draw:text-box>
          <svg:title/>
          <svg:desc/>
        </draw:frame>
      </draw:page>
      <draw:page draw:name="Slide3" draw:style-name="a578" draw:master-page-name="Master1-Layout2-obj-Titel-und-Inhalt" presentation:presentation-page-layout-name="Master1-PPL2" draw:id="Slide-258">
        <draw:frame draw:id="id105" presentation:style-name="a582" draw:name="Titel 1" svg:x="1.24826in" svg:y="0.66667in" svg:width="10.83333in" svg:height="2.08333in" presentation:class="title" presentation:placeholder="false">
          <draw:text-box>
            <text:p text:style-name="a581" text:class-names="" text:cond-style-name=""><text:span text:style-name="a579" text:class-names="">Spezifisch</text:span><text:span text:style-name="a580" text:class-names=""/></text:p>
          </draw:text-box>
          <svg:title/>
          <svg:desc/>
        </draw:frame>
        <draw:frame draw:id="id106" presentation:style-name="a608" draw:name="Inhaltsplatzhalter 2" svg:x="1.24826in" svg:y="2.91667in" svg:width="10.83333in" svg:height="3.41667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Software, die spezielle Dienste zur Verfügung stellt:</text:span></text:p>
              </text:list-item>
            </text:list>
            <text:list text:style-name="a589">
              <text:list-item>
                <text:list text:style-name="a589">
                  <text:list-item>
                    <text:p text:style-name="a588" text:class-names="" text:cond-style-name=""><text:span text:style-name="a586" text:class-names="">Transaktionen</text:span><text:span text:style-name="a587" text:class-names=""/></text:p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90" text:class-names="">Authentifizierung<text:s text:c="1"/></text:span></text:p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p text:style-name="a594" text:class-names="" text:cond-style-name=""><text:span text:style-name="a593" text:class-names="">Zugriff auf:</text:span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p text:style-name="a598" text:class-names="" text:cond-style-name=""><text:span text:style-name="a596" text:class-names="">Verzeichnisdienste</text:span><text:span text:style-name="a597" text:class-names=""/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p text:style-name="a602" text:class-names="" text:cond-style-name=""><text:span text:style-name="a600" text:class-names="">Webservices <text:tab/><text:tab/> <text:s text:c="7"/>über definierte Schnittstellen</text:span><text:span text:style-name="a601" text:class-names=""/></text:p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p text:style-name="a606" text:class-names="" text:cond-style-name=""><text:span text:style-name="a604" text:class-names="">Datenbanken</text:span><text:span text:style-name="a605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custom-shape svg:x="5.09524in" svg:y="4.83619in" svg:width="0.73016in" svg:height="1.49715in" draw:id="id107" draw:style-name="a611" draw:name="Geschweifte Klammer rechts 4">
          <svg:title/>
          <svg:desc/>
          <text:p text:style-name="a610" text:class-names="" text:cond-style-name=""><text:span text:style-name="a609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</draw:page>
      <draw:page draw:name="Slide4" draw:style-name="a613" draw:master-page-name="Master1-Layout2-obj-Titel-und-Inhalt" presentation:presentation-page-layout-name="Master1-PPL2" draw:id="Slide-259">
        <draw:frame draw:id="id108" presentation:style-name="a617" draw:name="Titel 1" svg:x="1.24826in" svg:y="0.66667in" svg:width="10.83333in" svg:height="2.08333in" presentation:class="title" presentation:placeholder="false">
          <draw:text-box>
            <text:p text:style-name="a616" text:class-names="" text:cond-style-name=""><text:span text:style-name="a614" text:class-names="">In Bezug mit Java</text:span><text:span text:style-name="a615" text:class-names=""/></text:p>
          </draw:text-box>
          <svg:title/>
          <svg:desc/>
        </draw:frame>
        <draw:frame draw:id="id109" presentation:style-name="a625" draw:name="Inhaltsplatzhalter 2" svg:x="1.24826in" svg:y="2.91667in" svg:width="10.83333in" svg:height="3.41667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8" text:class-names="">Stellt Server bereit, um Webanwendungen zu erleichtern</text:span><text:span text:style-name="a619" text:class-names=""/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5" draw:style-name="a627" draw:master-page-name="Master1-Layout2-obj-Titel-und-Inhalt" presentation:presentation-page-layout-name="Master1-PPL2" draw:id="Slide-260">
        <draw:frame draw:id="id110" presentation:style-name="a633" draw:name="Titel 1" svg:x="1.24826in" svg:y="0.66667in" svg:width="10.83333in" svg:height="2.08333in" presentation:class="title" presentation:placeholder="false">
          <draw:text-box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p text:style-name="a631" text:class-names="" text:cond-style-name=""><text:span text:style-name="a628" text:class-names="">Expliziten Eigenschaften</text:span><text:span text:style-name="a629" text:class-names=""><text:line-break/></text:span><text:span text:style-name="a630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1" presentation:style-name="a652" draw:name="Inhaltsplatzhalter 2" svg:x="1.24826in" svg:y="2.91667in" svg:width="10.83333in" svg:height="3.41667in" presentation:class="outline" presentation:placeholder="false">
          <draw:text-box>
            <text:list text:style-name="a636">
              <text:list-item>
                <text:list text:style-name="a636">
                  <text:list-item>
                    <text:list text:style-name="a636">
                      <text:list-item>
                        <text:p text:style-name="a635" text:class-names="" text:cond-style-name=""><text:span text:style-name="a634" text:class-names="">Kapselung von Datenquellen<text:s text:c="1"/></text:span></text:p>
                      </text:list-item>
                    </text:list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list text:style-name="a639">
                      <text:list-item>
                        <text:p text:style-name="a638" text:class-names="" text:cond-style-name=""><text:span text:style-name="a637" text:class-names="">Schnittstellen zu höherwertigen Diensten:</text:span></text:p>
                      </text:list-item>
                    </text:list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list text:style-name="a642">
                          <text:list-item>
                            <text:p text:style-name="a641" text:class-names="" text:cond-style-name=""><text:span text:style-name="a640" text:class-names="">Asynchrone Kommunika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list text:style-name="a645">
                      <text:list-item>
                        <text:list text:style-name="a645">
                          <text:list-item>
                            <text:p text:style-name="a644" text:class-names="" text:cond-style-name=""><text:span text:style-name="a643" text:class-names="">Transaktionsverarbeitun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list text:style-name="a648">
                          <text:list-item>
                            <text:p text:style-name="a647" text:class-names="" text:cond-style-name=""><text:span text:style-name="a646" text:class-names="">Datentransformation<text:s text:c="1"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list text:style-name="a651">
                      <text:list-item>
                        <text:list text:style-name="a651">
                          <text:list-item>
                            <text:p text:style-name="a650" text:class-names="" text:cond-style-name=""><text:span text:style-name="a649" text:class-names="">Persistenz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654" draw:master-page-name="Master1-Layout2-obj-Titel-und-Inhalt" presentation:presentation-page-layout-name="Master1-PPL2" draw:id="Slide-261">
        <draw:frame draw:id="id112" presentation:style-name="a661" draw:name="Titel 1" svg:x="1.24826in" svg:y="0.66667in" svg:width="10.83333in" svg:height="2.08333in" presentation:class="title" presentation:placeholder="false">
          <draw:text-box>
            <text:list text:style-name="a660">
              <text:list-item>
                <text:list text:style-name="a660">
                  <text:list-item>
                    <text:list text:style-name="a660">
                      <text:list-item>
                        <text:p text:style-name="a659" text:class-names="" text:cond-style-name=""><text:span text:style-name="a655" text:class-names="">I</text:span><text:span text:style-name="a656" text:class-names="">mpliziten Eigenschaften</text:span><text:span text:style-name="a657" text:class-names=""><text:line-break/></text:span><text:span text:style-name="a658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3" presentation:style-name="a688" draw:name="Inhaltsplatzhalter 2" svg:x="1.24826in" svg:y="2.91667in" svg:width="10.83333in" svg:height="3.41667in" presentation:class="outline" presentation:placeholder="false">
          <draw:text-box>
            <text:list text:style-name="a664">
              <text:list-item>
                <text:list text:style-name="a664">
                  <text:list-item>
                    <text:list text:style-name="a664">
                      <text:list-item>
                        <text:p text:style-name="a663" text:class-names="" text:cond-style-name=""><text:span text:style-name="a662" text:class-names="">Skalierbarkeit, ohne die Anwendung modifizieren zu müssen</text:span></text:p>
                      </text:list-item>
                    </text:list>
                  </text:list-item>
                </text:list>
              </text:list-item>
            </text:list>
            <text:list text:style-name="a667">
              <text:list-item>
                <text:list text:style-name="a667">
                  <text:list-item>
                    <text:list text:style-name="a667">
                      <text:list-item>
                        <text:p text:style-name="a666" text:class-names="" text:cond-style-name=""><text:span text:style-name="a665" text:class-names=""/></text:p>
                      </text:list-item>
                    </text:list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p text:style-name="a669" text:class-names="" text:cond-style-name=""><text:span text:style-name="a668" text:class-names="">Monitoring</text:span></text:p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p text:style-name="a672" text:class-names="" text:cond-style-name=""><text:span text:style-name="a671" text:class-names="">Kalibrierung</text:span></text:p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p text:style-name="a677" text:class-names="" text:cond-style-name=""><text:span text:style-name="a674" text:class-names="">Logging</text:span><text:span text:style-name="a675" text:class-names=""><text:s text:c="58"/>zur Laufzeit</text:span><text:span text:style-name="a676" text:class-names=""/></text:p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p text:style-name="a680" text:class-names="" text:cond-style-name=""><text:span text:style-name="a679" text:class-names="">Management-Funktionen<text:s text:c="1"/></text:span></text:p>
                      </text:list-item>
                    </text:list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list text:style-name="a684">
                      <text:list-item>
                        <text:p text:style-name="a683" text:class-names="" text:cond-style-name=""><text:span text:style-name="a682" text:class-names=""/></text:p>
                      </text:list-item>
                    </text:list>
                  </text:list-item>
                </text:list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  <draw:custom-shape svg:x="6.25223in" svg:y="3.125in" svg:width="0.8254in" svg:height="3in" draw:id="id114" draw:style-name="a691" draw:name="Geschweifte Klammer rechts 3">
          <svg:title/>
          <svg:desc/>
          <text:p text:style-name="a690" text:class-names="" text:cond-style-name=""><text:span text:style-name="a689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9167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91493in" svg:y="0.66667in" svg:width="9.48843in" svg:height="3.5in"/>
      <presentation:placeholder presentation:object="subtitle" svg:x="1.91493in" svg:y="4.25in" svg:width="9.48843in" svg:height="2.0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2" style:display-name="Titel und Inhalt">
      <presentation:placeholder presentation:object="title" svg:x="1.24826in" svg:y="0.66667in" svg:width="10.83333in" svg:height="2.08333in"/>
      <presentation:placeholder presentation:object="object" svg:x="1.24826in" svg:y="2.91667in" svg:width="10.83333in" svg:height="3.41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3" style:display-name="Abschnitts-&#10;überschrift">
      <presentation:placeholder presentation:object="title" svg:x="1.91493in" svg:y="3.61831in" svg:width="9.5in" svg:height="1.6063in"/>
      <presentation:placeholder presentation:object="outline" svg:x="1.91493in" svg:y="5.22461in" svg:width="9.5in" svg:height="0.94094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4" style:display-name="Zwei Inhalte">
      <presentation:placeholder presentation:object="title" svg:x="1.24826in" svg:y="0.66667in" svg:width="10.83333in" svg:height="2.08333in"/>
      <presentation:placeholder presentation:object="object" svg:x="1.24826in" svg:y="2.91667in" svg:width="5.33333in" svg:height="3.41667in"/>
      <presentation:placeholder presentation:object="object" svg:x="6.74826in" svg:y="2.91667in" svg:width="5.33333in" svg:height="3.41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5" style:display-name="Vergleich">
      <presentation:placeholder presentation:object="title" svg:x="1.24826in" svg:y="0.66667in" svg:width="10.83333in" svg:height="2.08333in"/>
      <presentation:placeholder presentation:object="outline" svg:x="1.56308in" svg:y="2.90741in" svg:width="5.01852in" svg:height="0.63021in"/>
      <presentation:placeholder presentation:object="object" svg:x="1.24826in" svg:y="3.54687in" svg:width="5.33333in" svg:height="2.78646in"/>
      <presentation:placeholder presentation:object="outline" svg:x="7.0463in" svg:y="2.91667in" svg:width="5.0353in" svg:height="0.63021in"/>
      <presentation:placeholder presentation:object="object" svg:x="6.74826in" svg:y="3.54687in" svg:width="5.33333in" svg:height="2.78646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6" style:display-name="Nur Titel">
      <presentation:placeholder presentation:object="title" svg:x="1.24826in" svg:y="0.66667in" svg:width="10.83333in" svg:height="2.0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7" style:display-name="Leer"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8" style:display-name="Inhalt mit Überschrift">
      <presentation:placeholder presentation:object="title" svg:x="1.24826in" svg:y="1.75in" svg:width="3.88137in" svg:height="1.5in"/>
      <presentation:placeholder presentation:object="object" svg:x="5.5816in" svg:y="0.66667in" svg:width="6.5in" svg:height="5.66667in"/>
      <presentation:placeholder presentation:object="outline" svg:x="1.24826in" svg:y="3.25in" svg:width="3.88137in" svg:height="2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9" style:display-name="Bild mit Überschrift">
      <presentation:placeholder presentation:object="title" svg:x="1.24826in" svg:y="1.75in" svg:width="5.83333in" svg:height="1.5in"/>
      <presentation:placeholder presentation:object="graphic" svg:x="8.12963in" svg:y="-0.02in" svg:width="3.58333in" svg:height="7.55in"/>
      <presentation:placeholder presentation:object="outline" svg:x="1.24826in" svg:y="3.25in" svg:width="5.83333in" svg:height="2in"/>
      <presentation:placeholder presentation:object="date-time" svg:x="6.99826in" svg:y="6.43403in" svg:width="1in" svg:height="0.39931in"/>
      <presentation:placeholder presentation:object="footer" svg:x="1.24826in" svg:y="6.43403in" svg:width="5.58333in" svg:height="0.39931in"/>
      <presentation:placeholder presentation:object="page-number" svg:x="11.74826in" svg:y="6.43403in" svg:width="0.35276in" svg:height="0.39931in"/>
    </style:presentation-page-layout>
    <style:presentation-page-layout style:name="Master1-PPL10" style:display-name="Panoramabild mit Beschriftung">
      <presentation:placeholder presentation:object="title" svg:x="1.24826in" svg:y="5.17592in" svg:width="10.83333in" svg:height="0.61979in"/>
      <presentation:placeholder presentation:object="graphic" svg:x="2.16493in" svg:y="1.01937in" svg:width="8.996in" svg:height="3.46126in"/>
      <presentation:placeholder presentation:object="outline" svg:x="1.24826in" svg:y="5.79572in" svg:width="10.83333in" svg:height="0.5399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1" style:display-name="Titel und Beschriftung">
      <presentation:placeholder presentation:object="title" svg:x="1.24826in" svg:y="0.66667in" svg:width="10.83333in" svg:height="3.41667in"/>
      <presentation:placeholder presentation:object="outline" svg:x="1.24826in" svg:y="4.75in" svg:width="10.83333in" svg:height="1.5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2" style:display-name="Zitat mit Beschriftung">
      <presentation:placeholder presentation:object="title" svg:x="1.5816in" svg:y="0.66667in" svg:width="10.16666in" svg:height="3in"/>
      <presentation:placeholder presentation:object="outline" svg:x="1.8316in" svg:y="3.66667in" svg:width="9.66667in" svg:height="0.41667in"/>
      <presentation:placeholder presentation:object="outline" svg:x="1.24826in" svg:y="4.75in" svg:width="10.83333in" svg:height="1.5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3" style:display-name="Namenskarte">
      <presentation:placeholder presentation:object="title" svg:x="1.24826in" svg:y="3.61831in" svg:width="10.83333in" svg:height="1.6063in"/>
      <presentation:placeholder presentation:object="outline" svg:x="1.24826in" svg:y="5.22461in" svg:width="10.83333in" svg:height="0.94094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4" style:display-name="Namenskarte für Zitat">
      <presentation:placeholder presentation:object="title" svg:x="1.5816in" svg:y="0.66667in" svg:width="10.16666in" svg:height="3in"/>
      <presentation:placeholder presentation:object="outline" svg:x="1.24826in" svg:y="4.25in" svg:width="10.83333in" svg:height="0.97222in"/>
      <presentation:placeholder presentation:object="outline" svg:x="1.24826in" svg:y="5.22222in" svg:width="10.83333in" svg:height="1.11111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5" style:display-name="Wahr oder Falsch">
      <presentation:placeholder presentation:object="title" svg:x="1.24826in" svg:y="0.66667in" svg:width="10.83333in" svg:height="3in"/>
      <presentation:placeholder presentation:object="outline" svg:x="1.24826in" svg:y="3.83333in" svg:width="10.83333in" svg:height="0.91667in"/>
      <presentation:placeholder presentation:object="outline" svg:x="1.24826in" svg:y="4.75in" svg:width="10.83333in" svg:height="1.5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6" style:display-name="Titel und vertikaler Text">
      <presentation:placeholder presentation:object="title" svg:x="1.24826in" svg:y="0.66667in" svg:width="10.83333in" svg:height="2.08333in"/>
      <presentation:placeholder presentation:object="outline" svg:x="1.24826in" svg:y="2.91667in" svg:width="10.83333in" svg:height="3.41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7" style:display-name="Vertikaler Titel und Text">
      <presentation:placeholder presentation:object="title" svg:x="9.66415in" svg:y="0.66667in" svg:width="2.41745in" svg:height="5.66667in"/>
      <presentation:placeholder presentation:object="outline" svg:x="1.24826in" svg:y="0.66667in" svg:width="8.25in" svg:height="5.66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default-style style:family="graphic">
      <style:graphic-properties draw:fill="solid" draw:fill-color="#6f6f6f" draw:opacity="100%" draw:stroke="solid" svg:stroke-width="0.02083in" svg:stroke-color="#505050" svg:stroke-opacity="100%" svg:stroke-linecap="round"/>
    </style:default-style>
    <draw:fill-image draw:name="a349" xlink:href="media/image1.png" xlink:show="embed" xlink:actuate="onLoad"/>
    <draw:fill-image draw:name="a457" xlink:href="media/image1.png" xlink:show="embed" xlink:actuate="onLoad"/>
    <draw:fill-image draw:name="a226" xlink:href="media/image1.png" xlink:show="embed" xlink:actuate="onLoad"/>
    <draw:fill-image draw:name="a403" xlink:href="media/image1.png" xlink:show="embed" xlink:actuate="onLoad"/>
    <draw:fill-image draw:name="a371" xlink:href="media/image1.png" xlink:show="embed" xlink:actuate="onLoad"/>
    <draw:fill-image draw:name="a567" xlink:href="media/image1.png" xlink:show="embed" xlink:actuate="onLoad"/>
    <draw:fill-image draw:name="a483" xlink:href="media/image1.png" xlink:show="embed" xlink:actuate="onLoad"/>
    <draw:fill-image draw:name="a553" xlink:href="media/image1.png" xlink:show="embed" xlink:actuate="onLoad"/>
    <draw:fill-image draw:name="a518" xlink:href="media/image1.png" xlink:show="embed" xlink:actuate="onLoad"/>
    <draw:fill-image draw:name="a323" xlink:href="media/image1.png" xlink:show="embed" xlink:actuate="onLoad"/>
    <draw:fill-image draw:name="a626" xlink:href="media/image1.png" xlink:show="embed" xlink:actuate="onLoad"/>
    <draw:fill-image draw:name="a258" xlink:href="media/image1.png" xlink:show="embed" xlink:actuate="onLoad"/>
    <draw:fill-image draw:name="a92" xlink:href="media/image1.png" xlink:show="embed" xlink:actuate="onLoad"/>
    <draw:fill-image draw:name="a297" xlink:href="media/image1.png" xlink:show="embed" xlink:actuate="onLoad"/>
    <draw:fill-image draw:name="a57" xlink:href="media/image1.png" xlink:show="embed" xlink:actuate="onLoad"/>
    <draw:fill-image draw:name="a612" xlink:href="media/image1.png" xlink:show="embed" xlink:actuate="onLoad"/>
    <draw:fill-image draw:name="a0" xlink:href="media/image1.png" xlink:show="embed" xlink:actuate="onLoad"/>
    <draw:fill-image draw:name="a244" xlink:href="media/image1.png" xlink:show="embed" xlink:actuate="onLoad"/>
    <draw:fill-image draw:name="a653" xlink:href="media/image1.png" xlink:show="embed" xlink:actuate="onLoad"/>
    <draw:fill-image draw:name="a425" xlink:href="media/image1.png" xlink:show="embed" xlink:actuate="onLoad"/>
    <draw:fill-image draw:name="a166" xlink:href="media/image1.png" xlink:show="embed" xlink:actuate="onLoad"/>
    <draw:fill-image draw:name="a577" xlink:href="media/image1.png" xlink:show="embed" xlink:actuate="onLoad"/>
    <draw:fill-image draw:name="a35" xlink:href="media/image1.png" xlink:show="embed" xlink:actuate="onLoad"/>
    <draw:fill-image draw:name="a114" xlink:href="media/image1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24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667in" style:font-size-asian="0.16667in" style:font-size-complex="0.16667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667in" style:font-size-asian="0.16667in" style:font-size-complex="0.16667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26">
      <style:drawing-page-properties draw:fill="bitmap" draw:fill-image-name="a4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7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3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4">
      <style:drawing-page-properties draw:fill="bitmap" draw:fill-image-name="a3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5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de" fo:country="DE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4444in" style:font-size-asian="0.44444in" style:font-size-complex="0.44444in" fo:letter-spacing="0in" fo:language="de" fo:country="DE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">
      <style:drawing-page-properties draw:fill="bitmap" draw:fill-image-name="a9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de" fo:country="DE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5556in" style:font-size-asian="0.55556in" style:font-size-complex="0.55556in" fo:letter-spacing="0in" fo:language="de" fo:country="DE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38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">
      <style:drawing-page-properties draw:fill="bitmap" draw:fill-image-name="a1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4444in" style:font-size-asian="0.44444in" style:font-size-complex="0.44444in" fo:letter-spacing="0in" fo:language="de" fo:country="DE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bitmap" draw:fill-image-name="a2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4444in" style:font-size-asian="0.44444in" style:font-size-complex="0.44444in" fo:letter-spacing="0in" fo:language="de" fo:country="DE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363d46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1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667in" style:font-size-asian="0.16667in" style:font-size-complex="0.16667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8">
      <style:drawing-page-properties draw:fill="bitmap" draw:fill-image-name="a4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4444in" style:font-size-asian="0.44444in" style:font-size-complex="0.44444in" fo:letter-spacing="0in" fo:language="de" fo:country="DE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667in" style:font-size-asian="0.16667in" style:font-size-complex="0.16667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bitmap" draw:fill-image-name="a2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50">
      <style:drawing-page-properties draw:fill="bitmap" draw:fill-image-name="a34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1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4444in" style:font-size-asian="0.44444in" style:font-size-complex="0.44444in" fo:letter-spacing="0in" fo:language="de" fo:country="DE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de" fo:country="DE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667in" style:font-size-asian="0.16667in" style:font-size-complex="0.16667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667in" style:font-size-asian="0.16667in" style:font-size-complex="0.16667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59">
      <style:drawing-page-properties draw:fill="bitmap" draw:fill-image-name="a2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de" fo:country="DE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2">
      <style:drawing-page-properties draw:fill="bitmap" draw:fill-image-name="a3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3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4444in" style:font-size-asian="0.44444in" style:font-size-complex="0.44444in" fo:letter-spacing="0in" fo:language="de" fo:country="DE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4">
      <style:drawing-page-properties draw:fill="bitmap" draw:fill-image-name="a4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4444in" style:font-size-asian="0.44444in" style:font-size-complex="0.44444in" fo:letter-spacing="0in" fo:language="de" fo:country="DE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">
      <style:drawing-page-properties draw:fill="bitmap" draw:fill-image-name="a1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0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4444in" style:font-size-asian="0.44444in" style:font-size-complex="0.44444in" fo:letter-spacing="0in" fo:language="de" fo:country="DE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667in" style:font-size-asian="0.16667in" style:font-size-complex="0.16667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667in" style:font-size-asian="0.16667in" style:font-size-complex="0.16667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8">
      <style:drawing-page-properties draw:fill="bitmap" draw:fill-image-name="a2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de" fo:country="DE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">
      <style:drawing-page-properties draw:fill="bitmap" draw:fill-image-name="a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6667in" style:font-size-asian="0.66667in" style:font-size-complex="0.66667in" fo:letter-spacing="0in" fo:language="de" fo:country="DE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9167in" style:font-size-asian="0.29167in" style:font-size-complex="0.29167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9167in" style:font-size-asian="0.29167in" style:font-size-complex="0.291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4444in" style:font-size-asian="0.44444in" style:font-size-complex="0.44444in" fo:letter-spacing="0in" fo:language="de" fo:country="DE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">
      <style:drawing-page-properties draw:fill="bitmap" draw:fill-image-name="a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4444in" style:font-size-asian="0.44444in" style:font-size-complex="0.44444in" fo:letter-spacing="0in" fo:language="de" fo:country="DE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4">
      <style:drawing-page-properties draw:fill="bitmap" draw:fill-image-name="a4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4444in" style:font-size-asian="0.44444in" style:font-size-complex="0.44444in" fo:letter-spacing="0in" fo:language="de" fo:country="DE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9">
      <style:drawing-page-properties draw:fill="bitmap" draw:fill-image-name="a51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0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363d46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de" fo:country="DE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0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4444in" style:font-size-asian="0.44444in" style:font-size-complex="0.44444in" fo:letter-spacing="0in" fo:language="de" fo:country="DE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0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3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0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9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9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0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7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7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7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6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1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1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8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39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15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Netz" style:page-layout-name="pageLayout1" draw:style-name="a1">
      <draw:frame draw:id="id0" presentation:style-name="a5" draw:name="Title Placeholder 1" svg:x="1.24826in" svg:y="0.66667in" svg:width="10.83333in" svg:height="2.08333in" presentation:class="title" presentation:placeholder="false">
        <draw:text-box>
          <text:p text:style-name="a4" text:class-names="" text:cond-style-name=""><text:span text:style-name="a2" text:class-names="">Titelmasterformat durch Klicken bearbeiten</text:span><text:span text:style-name="a3" text:class-names=""/></text:p>
        </draw:text-box>
        <svg:title/>
        <svg:desc/>
      </draw:frame>
      <draw:frame draw:id="id1" presentation:style-name="a22" draw:name="Text Placeholder 2" svg:x="1.24826in" svg:y="2.91667in" svg:width="10.83333in" svg:height="3.4166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Textmasterformat bearbeite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Zweite Ebene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ünfte Ebene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Date Placeholder 3" svg:x="9.66493in" svg:y="6.43403in" svg:width="1.75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Footer Placeholder 4" svg:x="1.24826in" svg:y="6.43403in" svg:width="8.2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Slide Number Placeholder 5" svg:x="11.49826in" svg:y="6.43403in" svg:width="0.60276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elfolie" style:page-layout-name="pageLayout1" draw:style-name="a36">
      <draw:frame draw:id="id5" presentation:style-name="a40" draw:name="Title 1" svg:x="1.91493in" svg:y="0.66667in" svg:width="9.48843in" svg:height="3.5in" presentation:class="title" presentation:placeholder="false">
        <draw:text-box>
          <text:p text:style-name="a39" text:class-names="" text:cond-style-name=""><text:span text:style-name="a37" text:class-names="">Titelmasterformat durch Klicken bearbeiten</text:span><text:span text:style-name="a38" text:class-names=""/></text:p>
        </draw:text-box>
        <svg:title/>
        <svg:desc/>
      </draw:frame>
      <draw:frame draw:id="id6" presentation:style-name="a44" draw:name="Subtitle 2" svg:x="1.91493in" svg:y="4.25in" svg:width="9.48843in" svg:height="2.08333in" presentation:class="subtitle" presentation:placeholder="false">
        <draw:text-box>
          <text:p text:style-name="a43" text:class-names="" text:cond-style-name=""><text:span text:style-name="a41" text:class-names="">Formatvorlage des Untertitelmasters durch Klicken bearbeiten</text:span><text:span text:style-name="a42" text:class-names=""/></text:p>
        </draw:text-box>
        <svg:title/>
        <svg:desc/>
      </draw:frame>
      <draw:frame draw:id="id7" presentation:style-name="a49" draw:name="Date Placeholder 3" svg:x="9.66493in" svg:y="6.43403in" svg:width="1.75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Footer Placeholder 4" svg:x="1.24826in" svg:y="6.43403in" svg:width="8.2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Slide Number Placeholder 5" svg:x="11.49826in" svg:y="6.43403in" svg:width="0.60276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itel-und-Inhalt" style:page-layout-name="pageLayout1" draw:style-name="a58">
      <draw:frame draw:id="id10" presentation:style-name="a62" draw:name="Title 1" svg:x="1.24826in" svg:y="0.66667in" svg:width="10.83333in" svg:height="2.08333in" presentation:class="title" presentation:placeholder="false">
        <draw:text-box>
          <text:p text:style-name="a61" text:class-names="" text:cond-style-name=""><text:span text:style-name="a59" text:class-names="">Titelmasterformat durch Klicken bearbeiten</text:span><text:span text:style-name="a60" text:class-names=""/></text:p>
        </draw:text-box>
        <svg:title/>
        <svg:desc/>
      </draw:frame>
      <draw:frame draw:id="id11" presentation:style-name="a79" draw:name="Content Placeholder 2" svg:x="1.24826in" svg:y="2.91667in" svg:width="10.83333in" svg:height="3.41667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Textmasterformat bearbeite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Zweite Ebene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Dritte Ebene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ünfte Ebene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Date Placeholder 3" svg:x="9.66493in" svg:y="6.43403in" svg:width="1.75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Footer Placeholder 4" svg:x="1.24826in" svg:y="6.43403in" svg:width="8.2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Slide Number Placeholder 5" svg:x="11.49826in" svg:y="6.43403in" svg:width="0.60276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93">
      <draw:frame draw:id="id15" presentation:style-name="a97" draw:name="Title 1" svg:x="1.91493in" svg:y="3.61831in" svg:width="9.5in" svg:height="1.6063in" presentation:class="title" presentation:placeholder="false">
        <draw:text-box>
          <text:p text:style-name="a96" text:class-names="" text:cond-style-name=""><text:span text:style-name="a94" text:class-names="">Titelmasterformat durch Klicken bearbeiten</text:span><text:span text:style-name="a95" text:class-names=""/></text:p>
        </draw:text-box>
        <svg:title/>
        <svg:desc/>
      </draw:frame>
      <draw:frame draw:id="id16" presentation:style-name="a101" draw:name="Text Placeholder 2" svg:x="1.91493in" svg:y="5.22461in" svg:width="9.5in" svg:height="0.94094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Textmasterformat bearbeiten</text:span></text:p>
            </text:list-item>
          </text:list>
        </draw:text-box>
        <svg:title/>
        <svg:desc/>
      </draw:frame>
      <draw:frame draw:id="id17" presentation:style-name="a106" draw:name="Date Placeholder 3" svg:x="9.66493in" svg:y="6.43403in" svg:width="1.75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Footer Placeholder 4" svg:x="1.24826in" svg:y="6.43403in" svg:width="8.2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Slide Number Placeholder 5" svg:x="11.49826in" svg:y="6.43403in" svg:width="0.60276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Zwei-Inhalte" style:page-layout-name="pageLayout1" draw:style-name="a115">
      <draw:frame draw:id="id20" presentation:style-name="a119" draw:name="Title 1" svg:x="1.24826in" svg:y="0.66667in" svg:width="10.83333in" svg:height="2.08333in" presentation:class="title" presentation:placeholder="false">
        <draw:text-box>
          <text:p text:style-name="a118" text:class-names="" text:cond-style-name=""><text:span text:style-name="a116" text:class-names="">Titelmasterformat durch Klicken bearbeiten</text:span><text:span text:style-name="a117" text:class-names=""/></text:p>
        </draw:text-box>
        <svg:title/>
        <svg:desc/>
      </draw:frame>
      <draw:frame draw:id="id21" presentation:style-name="a136" draw:name="Content Placeholder 2" svg:x="1.24826in" svg:y="2.91667in" svg:width="5.33333in" svg:height="3.41667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Textmasterformat bearbeite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Zweite Ebene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ünfte Ebene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Content Placeholder 3" svg:x="6.74826in" svg:y="2.91667in" svg:width="5.33333in" svg:height="3.41667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Textmasterformat bearbeite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Zweite Ebene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Fünfte Ebene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Date Placeholder 4" svg:x="9.66493in" svg:y="6.43403in" svg:width="1.75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Footer Placeholder 5" svg:x="1.24826in" svg:y="6.43403in" svg:width="8.2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Slide Number Placeholder 6" svg:x="11.49826in" svg:y="6.43403in" svg:width="0.60276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Vergleich" style:page-layout-name="pageLayout1" draw:style-name="a167">
      <draw:frame draw:id="id26" presentation:style-name="a171" draw:name="Title 1" svg:x="1.24826in" svg:y="0.66667in" svg:width="10.83333in" svg:height="2.08333in" presentation:class="title" presentation:placeholder="false">
        <draw:text-box>
          <text:p text:style-name="a170" text:class-names="" text:cond-style-name=""><text:span text:style-name="a168" text:class-names="">Titelmasterformat durch Klicken bearbeiten</text:span><text:span text:style-name="a169" text:class-names=""/></text:p>
        </draw:text-box>
        <svg:title/>
        <svg:desc/>
      </draw:frame>
      <draw:frame draw:id="id27" presentation:style-name="a175" draw:name="Text Placeholder 2" svg:x="1.56308in" svg:y="2.90741in" svg:width="5.01852in" svg:height="0.63021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Textmasterformat bearbeiten</text:span></text:p>
            </text:list-item>
          </text:list>
        </draw:text-box>
        <svg:title/>
        <svg:desc/>
      </draw:frame>
      <draw:frame draw:id="id28" presentation:style-name="a192" draw:name="Content Placeholder 3" svg:x="1.24826in" svg:y="3.54687in" svg:width="5.33333in" svg:height="2.78646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Textmasterformat bearbeite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Zweite Ebene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Fünfte Ebene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Text Placeholder 4" svg:x="7.0463in" svg:y="2.91667in" svg:width="5.0353in" svg:height="0.63021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Textmasterformat bearbeiten</text:span></text:p>
            </text:list-item>
          </text:list>
        </draw:text-box>
        <svg:title/>
        <svg:desc/>
      </draw:frame>
      <draw:frame draw:id="id30" presentation:style-name="a213" draw:name="Content Placeholder 5" svg:x="6.74826in" svg:y="3.54687in" svg:width="5.33333in" svg:height="2.78646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Textmasterformat bearbeite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Zweite Ebene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Fünfte Ebene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Date Placeholder 6" svg:x="9.66493in" svg:y="6.43403in" svg:width="1.75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Footer Placeholder 7" svg:x="1.24826in" svg:y="6.43403in" svg:width="8.2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Slide Number Placeholder 8" svg:x="11.49826in" svg:y="6.43403in" svg:width="0.60276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Nur-Titel" style:page-layout-name="pageLayout1" draw:style-name="a227">
      <draw:frame draw:id="id34" presentation:style-name="a231" draw:name="Title 1" svg:x="1.24826in" svg:y="0.66667in" svg:width="10.83333in" svg:height="2.08333in" presentation:class="title" presentation:placeholder="false">
        <draw:text-box>
          <text:p text:style-name="a230" text:class-names="" text:cond-style-name=""><text:span text:style-name="a228" text:class-names="">Titelmasterformat durch Klicken bearbeiten</text:span><text:span text:style-name="a229" text:class-names=""/></text:p>
        </draw:text-box>
        <svg:title/>
        <svg:desc/>
      </draw:frame>
      <draw:frame draw:id="id35" presentation:style-name="a236" draw:name="Date Placeholder 2" svg:x="9.66493in" svg:y="6.43403in" svg:width="1.75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Footer Placeholder 3" svg:x="1.24826in" svg:y="6.43403in" svg:width="8.2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Slide Number Placeholder 4" svg:x="11.49826in" svg:y="6.43403in" svg:width="0.60276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Leer" style:page-layout-name="pageLayout1" draw:style-name="a245">
      <draw:frame draw:id="id38" presentation:style-name="a250" draw:name="Date Placeholder 1" svg:x="9.66493in" svg:y="6.43403in" svg:width="1.75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Footer Placeholder 2" svg:x="1.24826in" svg:y="6.43403in" svg:width="8.2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Slide Number Placeholder 3" svg:x="11.49826in" svg:y="6.43403in" svg:width="0.60276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9">
      <draw:frame draw:id="id41" presentation:style-name="a263" draw:name="Title 1" svg:x="1.24826in" svg:y="1.75in" svg:width="3.88137in" svg:height="1.5in" presentation:class="title" presentation:placeholder="false">
        <draw:text-box>
          <text:p text:style-name="a262" text:class-names="" text:cond-style-name=""><text:span text:style-name="a260" text:class-names="">Titelmasterformat durch Klicken bearbeiten</text:span><text:span text:style-name="a261" text:class-names=""/></text:p>
        </draw:text-box>
        <svg:title/>
        <svg:desc/>
      </draw:frame>
      <draw:frame draw:id="id42" presentation:style-name="a280" draw:name="Content Placeholder 2" svg:x="5.5816in" svg:y="0.66667in" svg:width="6.5in" svg:height="5.66667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Textmasterformat bearbeite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Zweite Ebene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ünfte Ebene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Text Placeholder 3" svg:x="1.24826in" svg:y="3.25in" svg:width="3.88137in" svg:height="2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Textmasterformat bearbeiten</text:span></text:p>
            </text:list-item>
          </text:list>
        </draw:text-box>
        <svg:title/>
        <svg:desc/>
      </draw:frame>
      <draw:frame draw:id="id44" presentation:style-name="a289" draw:name="Date Placeholder 4" svg:x="9.66493in" svg:y="6.43403in" svg:width="1.75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Footer Placeholder 5" svg:x="1.24826in" svg:y="6.43403in" svg:width="8.2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Slide Number Placeholder 6" svg:x="11.49826in" svg:y="6.43403in" svg:width="0.60276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98">
      <draw:frame draw:id="id47" presentation:style-name="a302" draw:name="Title 1" svg:x="1.24826in" svg:y="1.75in" svg:width="5.83333in" svg:height="1.5in" presentation:class="title" presentation:placeholder="false">
        <draw:text-box>
          <text:p text:style-name="a301" text:class-names="" text:cond-style-name=""><text:span text:style-name="a299" text:class-names="">Titelmasterformat durch Klicken bearbeiten</text:span><text:span text:style-name="a300" text:class-names=""/></text:p>
        </draw:text-box>
        <svg:title/>
        <svg:desc/>
      </draw:frame>
      <draw:frame draw:id="id48" presentation:style-name="a306" draw:name="Picture Placeholder 2" svg:x="8.12963in" svg:y="-0.02in" svg:width="3.58333in" svg:height="7.55in" presentation:class="graphic" presentation:placeholder="false">
        <draw:text-box>
          <text:p text:style-name="a305" text:class-names="" text:cond-style-name=""><text:span text:style-name="a303" text:class-names="">Bild durch Klicken auf Symbol hinzufügen</text:span><text:span text:style-name="a304" text:class-names=""/></text:p>
        </draw:text-box>
        <svg:title/>
        <svg:desc/>
      </draw:frame>
      <draw:frame draw:id="id49" presentation:style-name="a310" draw:name="Text Placeholder 3" svg:x="1.24826in" svg:y="3.25in" svg:width="5.83333in" svg:height="2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Textmasterformat bearbeiten</text:span></text:p>
            </text:list-item>
          </text:list>
        </draw:text-box>
        <svg:title/>
        <svg:desc/>
      </draw:frame>
      <draw:frame draw:id="id50" presentation:style-name="a315" draw:name="Date Placeholder 4" svg:x="6.99826in" svg:y="6.43403in" svg:width="1in" svg:height="0.39931in" presentation:class="date-time" presentation:placeholder="false">
        <draw:text-box>
          <text:p text:style-name="a314" text:class-names="" text:cond-style-name=""><text:span text:style-name="a311" text:class-names=""><text:date text:fixed="false" style:data-style-name="a312"/></text:span><text:span text:style-name="a313" text:class-names=""/></text:p>
        </draw:text-box>
        <svg:title/>
        <svg:desc/>
      </draw:frame>
      <draw:frame draw:id="id51" presentation:style-name="a318" draw:name="Footer Placeholder 5" svg:x="1.24826in" svg:y="6.43403in" svg:width="5.58333in" svg:height="0.39931in" presentation:class="footer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52" presentation:style-name="a322" draw:name="Slide Number Placeholder 6" svg:x="11.74826in" svg:y="6.43403in" svg:width="0.35276in" svg:height="0.39931in" presentation:class="page-number" presentation:placeholder="false">
        <draw:text-box>
          <text:p text:style-name="a321" text:class-names="" text:cond-style-name=""><text:span text:style-name="a319" text:class-names=""><text:page-number style:num-format="1" text:fixed="false"/></text:span><text:span text:style-name="a320" text:class-names=""/></text:p>
        </draw:text-box>
        <svg:title/>
        <svg:desc/>
      </draw:frame>
    </style:master-page>
    <style:master-page style:name="Master1-Layout10-cust-Panoramabild-mit-Beschriftung" style:page-layout-name="pageLayout1" draw:style-name="a324">
      <draw:frame draw:id="id53" presentation:style-name="a328" draw:name="Title 1" svg:x="1.24826in" svg:y="5.17592in" svg:width="10.83333in" svg:height="0.61979in" presentation:class="title" presentation:placeholder="false">
        <draw:text-box>
          <text:p text:style-name="a327" text:class-names="" text:cond-style-name=""><text:span text:style-name="a325" text:class-names="">Titelmasterformat durch Klicken bearbeiten</text:span><text:span text:style-name="a326" text:class-names=""/></text:p>
        </draw:text-box>
        <svg:title/>
        <svg:desc/>
      </draw:frame>
      <draw:frame draw:id="id54" presentation:style-name="a332" draw:name="Picture Placeholder 2" svg:x="2.16493in" svg:y="1.01937in" svg:width="8.996in" svg:height="3.46126in" presentation:class="graphic" presentation:placeholder="false">
        <draw:text-box>
          <text:p text:style-name="a331" text:class-names="" text:cond-style-name=""><text:span text:style-name="a329" text:class-names="">Bild durch Klicken auf Symbol hinzufügen</text:span><text:span text:style-name="a330" text:class-names=""/></text:p>
        </draw:text-box>
        <svg:title/>
        <svg:desc/>
      </draw:frame>
      <draw:frame draw:id="id55" presentation:style-name="a336" draw:name="Text Placeholder 3" svg:x="1.24826in" svg:y="5.79572in" svg:width="10.83333in" svg:height="0.53993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Textmasterformat bearbeiten</text:span></text:p>
            </text:list-item>
          </text:list>
        </draw:text-box>
        <svg:title/>
        <svg:desc/>
      </draw:frame>
      <draw:frame draw:id="id56" presentation:style-name="a341" draw:name="Date Placeholder 4" svg:x="9.66493in" svg:y="6.43403in" svg:width="1.75in" svg:height="0.39931in" presentation:class="date-time" presentation:placeholder="false">
        <draw:text-box>
          <text:p text:style-name="a340" text:class-names="" text:cond-style-name=""><text:span text:style-name="a337" text:class-names=""><text:date text:fixed="false" style:data-style-name="a338"/></text:span><text:span text:style-name="a339" text:class-names=""/></text:p>
        </draw:text-box>
        <svg:title/>
        <svg:desc/>
      </draw:frame>
      <draw:frame draw:id="id57" presentation:style-name="a344" draw:name="Footer Placeholder 5" svg:x="1.24826in" svg:y="6.43403in" svg:width="8.25in" svg:height="0.39931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58" presentation:style-name="a348" draw:name="Slide Number Placeholder 6" svg:x="11.49826in" svg:y="6.43403in" svg:width="0.60276in" svg:height="0.39931in" presentation:class="page-number" presentation:placeholder="false">
        <draw:text-box>
          <text:p text:style-name="a347" text:class-names="" text:cond-style-name=""><text:span text:style-name="a345" text:class-names=""><text:page-number style:num-format="1" text:fixed="false"/></text:span><text:span text:style-name="a346" text:class-names=""/></text:p>
        </draw:text-box>
        <svg:title/>
        <svg:desc/>
      </draw:frame>
    </style:master-page>
    <style:master-page style:name="Master1-Layout11-cust-Titel-und-Beschriftung" style:page-layout-name="pageLayout1" draw:style-name="a350">
      <draw:frame draw:id="id59" presentation:style-name="a354" draw:name="Title 1" svg:x="1.24826in" svg:y="0.66667in" svg:width="10.83333in" svg:height="3.41667in" presentation:class="title" presentation:placeholder="false">
        <draw:text-box>
          <text:p text:style-name="a353" text:class-names="" text:cond-style-name=""><text:span text:style-name="a351" text:class-names="">Titelmasterformat durch Klicken bearbeiten</text:span><text:span text:style-name="a352" text:class-names=""/></text:p>
        </draw:text-box>
        <svg:title/>
        <svg:desc/>
      </draw:frame>
      <draw:frame draw:id="id60" presentation:style-name="a358" draw:name="Text Placeholder 2" svg:x="1.24826in" svg:y="4.75in" svg:width="10.83333in" svg:height="1.58333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Textmasterformat bearbeiten</text:span></text:p>
            </text:list-item>
          </text:list>
        </draw:text-box>
        <svg:title/>
        <svg:desc/>
      </draw:frame>
      <draw:frame draw:id="id61" presentation:style-name="a363" draw:name="Date Placeholder 3" svg:x="9.66493in" svg:y="6.43403in" svg:width="1.75in" svg:height="0.39931in" presentation:class="date-time" presentation:placeholder="false">
        <draw:text-box>
          <text:p text:style-name="a362" text:class-names="" text:cond-style-name=""><text:span text:style-name="a359" text:class-names=""><text:date text:fixed="false" style:data-style-name="a360"/></text:span><text:span text:style-name="a361" text:class-names=""/></text:p>
        </draw:text-box>
        <svg:title/>
        <svg:desc/>
      </draw:frame>
      <draw:frame draw:id="id62" presentation:style-name="a366" draw:name="Footer Placeholder 4" svg:x="1.24826in" svg:y="6.43403in" svg:width="8.25in" svg:height="0.39931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63" presentation:style-name="a370" draw:name="Slide Number Placeholder 5" svg:x="11.49826in" svg:y="6.43403in" svg:width="0.60276in" svg:height="0.39931in" presentation:class="page-number" presentation:placeholder="false">
        <draw:text-box>
          <text:p text:style-name="a369" text:class-names="" text:cond-style-name=""><text:span text:style-name="a367" text:class-names=""><text:page-number style:num-format="1" text:fixed="false"/></text:span><text:span text:style-name="a368" text:class-names=""/></text:p>
        </draw:text-box>
        <svg:title/>
        <svg:desc/>
      </draw:frame>
    </style:master-page>
    <style:master-page style:name="Master1-Layout12-cust-Zitat-mit-Beschriftung" style:page-layout-name="pageLayout1" draw:style-name="a372">
      <draw:frame draw:id="id64" draw:style-name="a375" draw:name="TextBox 13" svg:x="0.91493in" svg:y="0.86048in" svg:width="0.66667in" svg:height="0.63952in">
        <draw:text-box>
          <text:p text:style-name="a374" text:class-names="" text:cond-style-name=""><text:span text:style-name="a373" text:class-names="">“</text:span></text:p>
        </draw:text-box>
        <svg:title/>
        <svg:desc/>
      </draw:frame>
      <draw:frame draw:id="id65" draw:style-name="a378" draw:name="TextBox 14" svg:x="11.41493in" svg:y="3in" svg:width="0.66667in" svg:height="0.63952in">
        <draw:text-box>
          <text:p text:style-name="a377" text:class-names="" text:cond-style-name=""><text:span text:style-name="a376" text:class-names="">”</text:span></text:p>
        </draw:text-box>
        <svg:title/>
        <svg:desc/>
      </draw:frame>
      <draw:frame draw:id="id66" presentation:style-name="a382" draw:name="Title 1" svg:x="1.5816in" svg:y="0.66667in" svg:width="10.16666in" svg:height="3in" presentation:class="title" presentation:placeholder="false">
        <draw:text-box>
          <text:p text:style-name="a381" text:class-names="" text:cond-style-name=""><text:span text:style-name="a379" text:class-names="">Titelmasterformat durch Klicken bearbeiten</text:span><text:span text:style-name="a380" text:class-names=""/></text:p>
        </draw:text-box>
        <svg:title/>
        <svg:desc/>
      </draw:frame>
      <draw:frame draw:id="id67" presentation:style-name="a386" draw:name="Text Placeholder 9" svg:x="1.8316in" svg:y="3.66667in" svg:width="9.66667in" svg:height="0.41667in" presentation:class="outline" presentation:placeholder="false">
        <draw:text-box>
          <text:list text:style-name="a385">
            <text:list-item>
              <text:p text:style-name="a384" text:class-names="" text:cond-style-name=""><text:span text:style-name="a383" text:class-names="">Textmasterformat bearbeiten</text:span></text:p>
            </text:list-item>
          </text:list>
        </draw:text-box>
        <svg:title/>
        <svg:desc/>
      </draw:frame>
      <draw:frame draw:id="id68" presentation:style-name="a390" draw:name="Text Placeholder 2" svg:x="1.24826in" svg:y="4.75in" svg:width="10.83333in" svg:height="1.58333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Textmasterformat bearbeiten</text:span></text:p>
            </text:list-item>
          </text:list>
        </draw:text-box>
        <svg:title/>
        <svg:desc/>
      </draw:frame>
      <draw:frame draw:id="id69" presentation:style-name="a395" draw:name="Date Placeholder 3" svg:x="9.66493in" svg:y="6.43403in" svg:width="1.75in" svg:height="0.39931in" presentation:class="date-time" presentation:placeholder="false">
        <draw:text-box>
          <text:p text:style-name="a394" text:class-names="" text:cond-style-name=""><text:span text:style-name="a391" text:class-names=""><text:date text:fixed="false" style:data-style-name="a392"/></text:span><text:span text:style-name="a393" text:class-names=""/></text:p>
        </draw:text-box>
        <svg:title/>
        <svg:desc/>
      </draw:frame>
      <draw:frame draw:id="id70" presentation:style-name="a398" draw:name="Footer Placeholder 4" svg:x="1.24826in" svg:y="6.43403in" svg:width="8.2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71" presentation:style-name="a402" draw:name="Slide Number Placeholder 5" svg:x="11.49826in" svg:y="6.43403in" svg:width="0.60276in" svg:height="0.39931in" presentation:class="page-number" presentation:placeholder="false">
        <draw:text-box>
          <text:p text:style-name="a401" text:class-names="" text:cond-style-name=""><text:span text:style-name="a399" text:class-names=""><text:page-number style:num-format="1" text:fixed="false"/></text:span><text:span text:style-name="a400" text:class-names=""/></text:p>
        </draw:text-box>
        <svg:title/>
        <svg:desc/>
      </draw:frame>
    </style:master-page>
    <style:master-page style:name="Master1-Layout13-cust-Namenskarte" style:page-layout-name="pageLayout1" draw:style-name="a404">
      <draw:frame draw:id="id72" presentation:style-name="a408" draw:name="Title 1" svg:x="1.24826in" svg:y="3.61831in" svg:width="10.83333in" svg:height="1.6063in" presentation:class="title" presentation:placeholder="false">
        <draw:text-box>
          <text:p text:style-name="a407" text:class-names="" text:cond-style-name=""><text:span text:style-name="a405" text:class-names="">Titelmasterformat durch Klicken bearbeiten</text:span><text:span text:style-name="a406" text:class-names=""/></text:p>
        </draw:text-box>
        <svg:title/>
        <svg:desc/>
      </draw:frame>
      <draw:frame draw:id="id73" presentation:style-name="a412" draw:name="Text Placeholder 2" svg:x="1.24826in" svg:y="5.22461in" svg:width="10.83333in" svg:height="0.94094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Textmasterformat bearbeiten</text:span></text:p>
            </text:list-item>
          </text:list>
        </draw:text-box>
        <svg:title/>
        <svg:desc/>
      </draw:frame>
      <draw:frame draw:id="id74" presentation:style-name="a417" draw:name="Date Placeholder 3" svg:x="9.66493in" svg:y="6.43403in" svg:width="1.75in" svg:height="0.39931in" presentation:class="date-time" presentation:placeholder="false">
        <draw:text-box>
          <text:p text:style-name="a416" text:class-names="" text:cond-style-name=""><text:span text:style-name="a413" text:class-names=""><text:date text:fixed="false" style:data-style-name="a414"/></text:span><text:span text:style-name="a415" text:class-names=""/></text:p>
        </draw:text-box>
        <svg:title/>
        <svg:desc/>
      </draw:frame>
      <draw:frame draw:id="id75" presentation:style-name="a420" draw:name="Footer Placeholder 4" svg:x="1.24826in" svg:y="6.43403in" svg:width="8.25in" svg:height="0.39931in" presentation:class="footer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76" presentation:style-name="a424" draw:name="Slide Number Placeholder 5" svg:x="11.49826in" svg:y="6.43403in" svg:width="0.60276in" svg:height="0.39931in" presentation:class="page-number" presentation:placeholder="false">
        <draw:text-box>
          <text:p text:style-name="a423" text:class-names="" text:cond-style-name=""><text:span text:style-name="a421" text:class-names=""><text:page-number style:num-format="1" text:fixed="false"/></text:span><text:span text:style-name="a422" text:class-names=""/></text:p>
        </draw:text-box>
        <svg:title/>
        <svg:desc/>
      </draw:frame>
    </style:master-page>
    <style:master-page style:name="Master1-Layout14-cust-Namenskarte-für-Zitat" style:page-layout-name="pageLayout1" draw:style-name="a426">
      <draw:frame draw:id="id77" draw:style-name="a429" draw:name="TextBox 13" svg:x="0.91493in" svg:y="0.86048in" svg:width="0.66667in" svg:height="0.63952in">
        <draw:text-box>
          <text:p text:style-name="a428" text:class-names="" text:cond-style-name=""><text:span text:style-name="a427" text:class-names="">“</text:span></text:p>
        </draw:text-box>
        <svg:title/>
        <svg:desc/>
      </draw:frame>
      <draw:frame draw:id="id78" draw:style-name="a432" draw:name="TextBox 14" svg:x="11.41493in" svg:y="3in" svg:width="0.66667in" svg:height="0.63952in">
        <draw:text-box>
          <text:p text:style-name="a431" text:class-names="" text:cond-style-name=""><text:span text:style-name="a430" text:class-names="">”</text:span></text:p>
        </draw:text-box>
        <svg:title/>
        <svg:desc/>
      </draw:frame>
      <draw:frame draw:id="id79" presentation:style-name="a436" draw:name="Title 1" svg:x="1.5816in" svg:y="0.66667in" svg:width="10.16666in" svg:height="3in" presentation:class="title" presentation:placeholder="false">
        <draw:text-box>
          <text:p text:style-name="a435" text:class-names="" text:cond-style-name=""><text:span text:style-name="a433" text:class-names="">Titelmasterformat durch Klicken bearbeiten</text:span><text:span text:style-name="a434" text:class-names=""/></text:p>
        </draw:text-box>
        <svg:title/>
        <svg:desc/>
      </draw:frame>
      <draw:frame draw:id="id80" presentation:style-name="a440" draw:name="Text Placeholder 9" svg:x="1.24826in" svg:y="4.25in" svg:width="10.83333in" svg:height="0.97222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Textmasterformat bearbeiten</text:span></text:p>
            </text:list-item>
          </text:list>
        </draw:text-box>
        <svg:title/>
        <svg:desc/>
      </draw:frame>
      <draw:frame draw:id="id81" presentation:style-name="a444" draw:name="Text Placeholder 2" svg:x="1.24826in" svg:y="5.22222in" svg:width="10.83333in" svg:height="1.11111in" presentation:class="outline" presentation:placeholder="false">
        <draw:text-box>
          <text:list text:style-name="a443">
            <text:list-item>
              <text:p text:style-name="a442" text:class-names="" text:cond-style-name=""><text:span text:style-name="a441" text:class-names="">Textmasterformat bearbeiten</text:span></text:p>
            </text:list-item>
          </text:list>
        </draw:text-box>
        <svg:title/>
        <svg:desc/>
      </draw:frame>
      <draw:frame draw:id="id82" presentation:style-name="a449" draw:name="Date Placeholder 3" svg:x="9.66493in" svg:y="6.43403in" svg:width="1.75in" svg:height="0.39931in" presentation:class="date-time" presentation:placeholder="false">
        <draw:text-box>
          <text:p text:style-name="a448" text:class-names="" text:cond-style-name=""><text:span text:style-name="a445" text:class-names=""><text:date text:fixed="false" style:data-style-name="a446"/></text:span><text:span text:style-name="a447" text:class-names=""/></text:p>
        </draw:text-box>
        <svg:title/>
        <svg:desc/>
      </draw:frame>
      <draw:frame draw:id="id83" presentation:style-name="a452" draw:name="Footer Placeholder 4" svg:x="1.24826in" svg:y="6.43403in" svg:width="8.25in" svg:height="0.39931in" presentation:class="footer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84" presentation:style-name="a456" draw:name="Slide Number Placeholder 5" svg:x="11.49826in" svg:y="6.43403in" svg:width="0.60276in" svg:height="0.39931in" presentation:class="page-number" presentation:placeholder="false">
        <draw:text-box>
          <text:p text:style-name="a455" text:class-names="" text:cond-style-name=""><text:span text:style-name="a453" text:class-names=""><text:page-number style:num-format="1" text:fixed="false"/></text:span><text:span text:style-name="a454" text:class-names=""/></text:p>
        </draw:text-box>
        <svg:title/>
        <svg:desc/>
      </draw:frame>
    </style:master-page>
    <style:master-page style:name="Master1-Layout15-cust-Wahr-oder-Falsch" style:page-layout-name="pageLayout1" draw:style-name="a458">
      <draw:frame draw:id="id85" presentation:style-name="a462" draw:name="Title 1" svg:x="1.24826in" svg:y="0.66667in" svg:width="10.83333in" svg:height="3in" presentation:class="title" presentation:placeholder="false">
        <draw:text-box>
          <text:p text:style-name="a461" text:class-names="" text:cond-style-name=""><text:span text:style-name="a459" text:class-names="">Titelmasterformat durch Klicken bearbeiten</text:span><text:span text:style-name="a460" text:class-names=""/></text:p>
        </draw:text-box>
        <svg:title/>
        <svg:desc/>
      </draw:frame>
      <draw:frame draw:id="id86" presentation:style-name="a466" draw:name="Text Placeholder 9" svg:x="1.24826in" svg:y="3.83333in" svg:width="10.83333in" svg:height="0.91667in" presentation:class="outline" presentation:placeholder="false">
        <draw:text-box>
          <text:list text:style-name="a465">
            <text:list-item>
              <text:p text:style-name="a464" text:class-names="" text:cond-style-name=""><text:span text:style-name="a463" text:class-names="">Textmasterformat bearbeiten</text:span></text:p>
            </text:list-item>
          </text:list>
        </draw:text-box>
        <svg:title/>
        <svg:desc/>
      </draw:frame>
      <draw:frame draw:id="id87" presentation:style-name="a470" draw:name="Text Placeholder 2" svg:x="1.24826in" svg:y="4.75in" svg:width="10.83333in" svg:height="1.58333in" presentation:class="outline" presentation:placeholder="false">
        <draw:text-box>
          <text:list text:style-name="a469">
            <text:list-item>
              <text:p text:style-name="a468" text:class-names="" text:cond-style-name=""><text:span text:style-name="a467" text:class-names="">Textmasterformat bearbeiten</text:span></text:p>
            </text:list-item>
          </text:list>
        </draw:text-box>
        <svg:title/>
        <svg:desc/>
      </draw:frame>
      <draw:frame draw:id="id88" presentation:style-name="a475" draw:name="Date Placeholder 3" svg:x="9.66493in" svg:y="6.43403in" svg:width="1.75in" svg:height="0.39931in" presentation:class="date-time" presentation:placeholder="false">
        <draw:text-box>
          <text:p text:style-name="a474" text:class-names="" text:cond-style-name=""><text:span text:style-name="a471" text:class-names=""><text:date text:fixed="false" style:data-style-name="a472"/></text:span><text:span text:style-name="a473" text:class-names=""/></text:p>
        </draw:text-box>
        <svg:title/>
        <svg:desc/>
      </draw:frame>
      <draw:frame draw:id="id89" presentation:style-name="a478" draw:name="Footer Placeholder 4" svg:x="1.24826in" svg:y="6.43403in" svg:width="8.25in" svg:height="0.39931in" presentation:class="footer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90" presentation:style-name="a482" draw:name="Slide Number Placeholder 5" svg:x="11.49826in" svg:y="6.43403in" svg:width="0.60276in" svg:height="0.39931in" presentation:class="page-number" presentation:placeholder="false">
        <draw:text-box>
          <text:p text:style-name="a481" text:class-names="" text:cond-style-name=""><text:span text:style-name="a479" text:class-names=""><text:page-number style:num-format="1" text:fixed="false"/></text:span><text:span text:style-name="a480" text:class-names=""/></text:p>
        </draw:text-box>
        <svg:title/>
        <svg:desc/>
      </draw:frame>
    </style:master-page>
    <style:master-page style:name="Master1-Layout16-vertTx-Titel-und-vertikaler-Text" style:page-layout-name="pageLayout1" draw:style-name="a484">
      <draw:frame draw:id="id91" presentation:style-name="a488" draw:name="Title 1" svg:x="1.24826in" svg:y="0.66667in" svg:width="10.83333in" svg:height="2.08333in" presentation:class="title" presentation:placeholder="false">
        <draw:text-box>
          <text:p text:style-name="a487" text:class-names="" text:cond-style-name=""><text:span text:style-name="a485" text:class-names="">Titelmasterformat durch Klicken bearbeiten</text:span><text:span text:style-name="a486" text:class-names=""/></text:p>
        </draw:text-box>
        <svg:title/>
        <svg:desc/>
      </draw:frame>
      <draw:frame draw:id="id92" presentation:style-name="a505" draw:name="Vertical Text Placeholder 2" svg:x="1.24826in" svg:y="2.91667in" svg:width="10.83333in" svg:height="3.41667in" presentation:class="outline" presentation:placeholder="false">
        <draw:text-box>
          <text:list text:style-name="a491">
            <text:list-item>
              <text:p text:style-name="a490" text:class-names="" text:cond-style-name=""><text:span text:style-name="a489" text:class-names="">Textmasterformat bearbeiten</text:span></text:p>
            </text:list-item>
          </text:list>
          <text:list text:style-name="a494">
            <text:list-item>
              <text:list text:style-name="a494">
                <text:list-item>
                  <text:p text:style-name="a493" text:class-names="" text:cond-style-name=""><text:span text:style-name="a492" text:class-names="">Zweite Ebene</text:span></text:p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p text:style-name="a496" text:class-names="" text:cond-style-name=""><text:span text:style-name="a495" text:class-names="">Dritte Ebene</text:span></text:p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p text:style-name="a499" text:class-names="" text:cond-style-name=""><text:span text:style-name="a49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1" text:class-names="">Fünfte Ebene</text:span><text:span text:style-name="a5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510" draw:name="Date Placeholder 3" svg:x="9.66493in" svg:y="6.43403in" svg:width="1.75in" svg:height="0.39931in" presentation:class="date-time" presentation:placeholder="false">
        <draw:text-box>
          <text:p text:style-name="a509" text:class-names="" text:cond-style-name=""><text:span text:style-name="a506" text:class-names=""><text:date text:fixed="false" style:data-style-name="a507"/></text:span><text:span text:style-name="a508" text:class-names=""/></text:p>
        </draw:text-box>
        <svg:title/>
        <svg:desc/>
      </draw:frame>
      <draw:frame draw:id="id94" presentation:style-name="a513" draw:name="Footer Placeholder 4" svg:x="1.24826in" svg:y="6.43403in" svg:width="8.25in" svg:height="0.39931in" presentation:class="footer" presentation:placeholder="false">
        <draw:text-box>
          <text:p text:style-name="a512" text:class-names="" text:cond-style-name=""><text:span text:style-name="a511" text:class-names=""/></text:p>
        </draw:text-box>
        <svg:title/>
        <svg:desc/>
      </draw:frame>
      <draw:frame draw:id="id95" presentation:style-name="a517" draw:name="Slide Number Placeholder 5" svg:x="11.49826in" svg:y="6.43403in" svg:width="0.60276in" svg:height="0.39931in" presentation:class="page-number" presentation:placeholder="false">
        <draw:text-box>
          <text:p text:style-name="a516" text:class-names="" text:cond-style-name=""><text:span text:style-name="a514" text:class-names=""><text:page-number style:num-format="1" text:fixed="false"/></text:span><text:span text:style-name="a515" text:class-names=""/></text:p>
        </draw:text-box>
        <svg:title/>
        <svg:desc/>
      </draw:frame>
    </style:master-page>
    <style:master-page style:name="Master1-Layout17-vertTitleAndTx-Vertikaler-Titel-und-Text" style:page-layout-name="pageLayout1" draw:style-name="a519">
      <draw:frame draw:id="id96" presentation:style-name="a523" draw:name="Vertical Title 1" svg:x="9.66415in" svg:y="0.66667in" svg:width="2.41745in" svg:height="5.66667in" presentation:class="title" presentation:placeholder="false">
        <draw:text-box>
          <text:p text:style-name="a522" text:class-names="" text:cond-style-name=""><text:span text:style-name="a520" text:class-names="">Titelmasterformat durch Klicken bearbeiten</text:span><text:span text:style-name="a521" text:class-names=""/></text:p>
        </draw:text-box>
        <svg:title/>
        <svg:desc/>
      </draw:frame>
      <draw:frame draw:id="id97" presentation:style-name="a540" draw:name="Vertical Text Placeholder 2" svg:x="1.24826in" svg:y="0.66667in" svg:width="8.25in" svg:height="5.66667in" presentation:class="outline" presentation:placeholder="false">
        <draw:text-box>
          <text:list text:style-name="a526">
            <text:list-item>
              <text:p text:style-name="a525" text:class-names="" text:cond-style-name=""><text:span text:style-name="a524" text:class-names="">Textmasterformat bearbeiten</text:span></text:p>
            </text:list-item>
          </text:list>
          <text:list text:style-name="a529">
            <text:list-item>
              <text:list text:style-name="a529">
                <text:list-item>
                  <text:p text:style-name="a528" text:class-names="" text:cond-style-name=""><text:span text:style-name="a527" text:class-names="">Zweite Ebene</text:span></text:p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p text:style-name="a531" text:class-names="" text:cond-style-name=""><text:span text:style-name="a5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p text:style-name="a534" text:class-names="" text:cond-style-name=""><text:span text:style-name="a5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list text:style-name="a539">
                            <text:list-item>
                              <text:p text:style-name="a538" text:class-names="" text:cond-style-name=""><text:span text:style-name="a536" text:class-names="">Fünfte Ebene</text:span><text:span text:style-name="a5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545" draw:name="Date Placeholder 3" svg:x="9.66493in" svg:y="6.43403in" svg:width="1.75in" svg:height="0.39931in" presentation:class="date-time" presentation:placeholder="false">
        <draw:text-box>
          <text:p text:style-name="a544" text:class-names="" text:cond-style-name=""><text:span text:style-name="a541" text:class-names=""><text:date text:fixed="false" style:data-style-name="a542"/></text:span><text:span text:style-name="a543" text:class-names=""/></text:p>
        </draw:text-box>
        <svg:title/>
        <svg:desc/>
      </draw:frame>
      <draw:frame draw:id="id99" presentation:style-name="a548" draw:name="Footer Placeholder 4" svg:x="1.24826in" svg:y="6.43403in" svg:width="8.25in" svg:height="0.39931in" presentation:class="footer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100" presentation:style-name="a552" draw:name="Slide Number Placeholder 5" svg:x="11.49826in" svg:y="6.43403in" svg:width="0.60276in" svg:height="0.39931in" presentation:class="page-number" presentation:placeholder="false">
        <draw:text-box>
          <text:p text:style-name="a551" text:class-names="" text:cond-style-name=""><text:span text:style-name="a549" text:class-names=""><text:page-number style:num-format="1" text:fixed="false"/></text:span><text:span text:style-name="a550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plication Server</dc:title>
    <meta:initial-creator>Hannes Ploner</meta:initial-creator>
    <dc:creator>Hannes Ploner</dc:creator>
    <meta:creation-date>2017-02-06T19:31:38Z</meta:creation-date>
    <dc:date>2017-02-06T20:40:36Z</dc:date>
    <meta:template xlink:href="TM03457485%5b%5bfn=Netz%5d%5d" xlink:type="simple"/>
    <meta:editing-cycles>5</meta:editing-cycles>
    <meta:editing-duration>PT0S</meta:editing-duration>
    <meta:document-statistic meta:paragraph-count="28" meta:word-count="74"/>
  </office:meta>
</office:document-meta>
</file>